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600000023E46E3BE302AE1A34.png" manifest:media-type="image/png"/>
  <manifest:file-entry manifest:full-path="Pictures/10000000000000F90000009495D9F580224DFDA2.png" manifest:media-type="image/png"/>
  <manifest:file-entry manifest:full-path="Pictures/1000000000000103000000B15C8695EEE1312794.png" manifest:media-type="image/png"/>
  <manifest:file-entry manifest:full-path="Pictures/10000000000001160000009257C8634995E58EFA.png" manifest:media-type="image/png"/>
  <manifest:file-entry manifest:full-path="Pictures/1000000000000117000000977A52966B547E7563.png" manifest:media-type="image/png"/>
  <manifest:file-entry manifest:full-path="Pictures/10000000000000F5000000993B60659C20478A11.png" manifest:media-type="image/png"/>
  <manifest:file-entry manifest:full-path="Pictures/10000000000001160000009B375D21104D6468FA.png" manifest:media-type="image/png"/>
  <manifest:file-entry manifest:full-path="Pictures/1000000000000116000000956F040E05A75D516A.png" manifest:media-type="image/png"/>
  <manifest:file-entry manifest:full-path="Pictures/100000000000011600000093755D5A59522B8A1B.png" manifest:media-type="image/png"/>
  <manifest:file-entry manifest:full-path="Pictures/10000000000001140000009636B6C2D782DC18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7.381cm" svg:height="3.994cm" svg:x="19.304cm" svg:y="9.468cm">
          <draw:image xlink:href="Pictures/1000000000000117000000977A52966B547E7563.png" xlink:type="simple" xlink:show="embed" xlink:actuate="onLoad">
            <text:p/>
          </draw:image>
        </draw:frame>
        <draw:frame draw:style-name="gr1" draw:text-style-name="P1" draw:layer="layout" svg:width="7.354cm" svg:height="4.1cm" svg:x="3.048cm" svg:y="4.572cm">
          <draw:image xlink:href="Pictures/10000000000001160000009B375D21104D6468FA.png" xlink:type="simple" xlink:show="embed" xlink:actuate="onLoad">
            <text:p/>
          </draw:image>
        </draw:frame>
        <draw:frame draw:style-name="gr1" draw:text-style-name="P1" draw:layer="layout" svg:width="7.354cm" svg:height="3.941cm" svg:x="10.922cm" svg:y="4.572cm">
          <draw:image xlink:href="Pictures/1000000000000116000000956F040E05A75D516A.png" xlink:type="simple" xlink:show="embed" xlink:actuate="onLoad">
            <text:p/>
          </draw:image>
        </draw:frame>
        <draw:frame draw:style-name="gr1" draw:text-style-name="P1" draw:layer="layout" svg:width="7.302cm" svg:height="3.968cm" svg:x="19.297cm" svg:y="4.414cm">
          <draw:image xlink:href="Pictures/10000000000001140000009636B6C2D782DC180B.png" xlink:type="simple" xlink:show="embed" xlink:actuate="onLoad">
            <text:p/>
          </draw:image>
        </draw:frame>
        <draw:frame draw:style-name="gr1" draw:text-style-name="P1" draw:layer="layout" svg:width="7.354cm" svg:height="3.888cm" svg:x="3.06cm" svg:y="9.652cm">
          <draw:image xlink:href="Pictures/100000000000011600000093755D5A59522B8A1B.png" xlink:type="simple" xlink:show="embed" xlink:actuate="onLoad">
            <text:p/>
          </draw:image>
        </draw:frame>
        <draw:frame draw:style-name="gr1" draw:text-style-name="P1" draw:layer="layout" svg:width="7.354cm" svg:height="3.862cm" svg:x="11.188cm" svg:y="9.6cm">
          <draw:image xlink:href="Pictures/10000000000001160000009257C8634995E58EFA.png" xlink:type="simple" xlink:show="embed" xlink:actuate="onLoad">
            <text:p/>
          </draw:image>
        </draw:frame>
        <draw:frame draw:style-name="gr1" draw:text-style-name="P1" draw:layer="layout" svg:width="6.852cm" svg:height="4.682cm" svg:x="19.812cm" svg:y="15.068cm">
          <draw:image xlink:href="Pictures/1000000000000103000000B15C8695EEE1312794.png" xlink:type="simple" xlink:show="embed" xlink:actuate="onLoad">
            <text:p/>
          </draw:image>
        </draw:frame>
        <draw:frame draw:style-name="gr1" draw:text-style-name="P1" draw:layer="layout" svg:width="6.587cm" svg:height="3.915cm" svg:x="3.048cm" svg:y="15.178cm">
          <draw:image xlink:href="Pictures/10000000000000F90000009495D9F580224DFDA2.png" xlink:type="simple" xlink:show="embed" xlink:actuate="onLoad">
            <text:p/>
          </draw:image>
        </draw:frame>
        <draw:frame draw:style-name="gr1" draw:text-style-name="P1" draw:layer="layout" svg:width="6.481cm" svg:height="4.047cm" svg:x="11.299cm" svg:y="15.195cm">
          <draw:image xlink:href="Pictures/10000000000000F5000000993B60659C20478A11.png" xlink:type="simple" xlink:show="embed" xlink:actuate="onLoad">
            <text:p/>
          </draw:image>
        </draw:frame>
        <draw:frame draw:style-name="gr2" draw:text-style-name="P2" draw:layer="layout" svg:width="1.778cm" svg:height="1.016cm" svg:x="6.096cm" svg:y="8.89cm">
          <draw:text-box>
            <text:p text:style-name="P1">(1)</text:p>
          </draw:text-box>
        </draw:frame>
        <draw:frame draw:style-name="gr2" draw:text-style-name="P2" draw:layer="layout" svg:width="1.778cm" svg:height="1.016cm" svg:x="14.478cm" svg:y="8.89cm">
          <draw:text-box>
            <text:p text:style-name="P1">(2)</text:p>
          </draw:text-box>
        </draw:frame>
        <draw:frame draw:style-name="gr2" draw:text-style-name="P2" draw:layer="layout" svg:width="1.778cm" svg:height="1.016cm" svg:x="6.096cm" svg:y="8.89cm">
          <draw:text-box>
            <text:p text:style-name="P1">(1)</text:p>
          </draw:text-box>
        </draw:frame>
        <draw:frame draw:style-name="gr2" draw:text-style-name="P2" draw:layer="layout" svg:width="1.778cm" svg:height="1.016cm" svg:x="23.078cm" svg:y="8.89cm">
          <draw:text-box>
            <text:p text:style-name="P1">(3)</text:p>
          </draw:text-box>
        </draw:frame>
        <draw:frame draw:style-name="gr2" draw:text-style-name="P2" draw:layer="layout" svg:width="1.778cm" svg:height="1.016cm" svg:x="14.478cm" svg:y="13.59cm">
          <draw:text-box>
            <text:p text:style-name="P1">(5)</text:p>
          </draw:text-box>
        </draw:frame>
        <draw:frame draw:style-name="gr2" draw:text-style-name="P2" draw:layer="layout" svg:width="1.778cm" svg:height="1.016cm" svg:x="6.096cm" svg:y="13.59cm">
          <draw:text-box>
            <text:p text:style-name="P1">(4)</text:p>
          </draw:text-box>
        </draw:frame>
        <draw:frame draw:style-name="gr2" draw:text-style-name="P2" draw:layer="layout" svg:width="1.778cm" svg:height="1.016cm" svg:x="23.078cm" svg:y="13.59cm">
          <draw:text-box>
            <text:p text:style-name="P1">(6)</text:p>
          </draw:text-box>
        </draw:frame>
        <draw:frame draw:style-name="gr2" draw:text-style-name="P2" draw:layer="layout" svg:width="1.778cm" svg:height="1.016cm" svg:x="14.478cm" svg:y="19.29cm">
          <draw:text-box>
            <text:p text:style-name="P1">(8)</text:p>
          </draw:text-box>
        </draw:frame>
        <draw:frame draw:style-name="gr2" draw:text-style-name="P2" draw:layer="layout" svg:width="1.778cm" svg:height="1.016cm" svg:x="6.096cm" svg:y="19.29cm">
          <draw:text-box>
            <text:p text:style-name="P1">(7)</text:p>
          </draw:text-box>
        </draw:frame>
        <draw:frame draw:style-name="gr1" draw:text-style-name="P1" draw:layer="layout" svg:width="7.366cm" svg:height="1.923cm" svg:x="19.558cm" svg:y="19.077cm">
          <draw:image xlink:href="Pictures/100000000000008600000023E46E3BE302AE1A34.png" xlink:type="simple" xlink:show="embed" xlink:actuate="onLoad">
            <text:p/>
          </draw:image>
        </draw:frame>
        <draw:frame draw:style-name="gr2" draw:text-style-name="P2" draw:layer="layout" svg:width="1.778cm" svg:height="1.016cm" svg:x="23.078cm" svg:y="19.29cm">
          <draw:text-box>
            <text:p text:style-name="P1">(9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15:08:54.390864557</meta:creation-date>
    <dc:date>2017-07-07T18:03:56.614783830</dc:date>
    <meta:editing-duration>PT1H37M4S</meta:editing-duration>
    <meta:editing-cycles>5</meta:editing-cycles>
    <meta:generator>LibreOffice/5.1.6.2$Linux_X86_64 LibreOffice_project/10m0$Build-2</meta:generator>
    <meta:document-statistic meta:object-count="44"/>
  </office:meta>
</office:document-meta>
</file>